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/>
    </style:style>
    <style:style style:name="ce3" style:family="table-cell" style:data-style-name="N0">
      <style:table-cell-properties style:vertical-align="automatic" fo:wrap-option="wrap" fo:background-color="transparent"/>
    </style:style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409.6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templates" table:style-name="ta1">
        <table:table-column table:style-name="co1" table:number-columns-repeated="16384" table:default-cell-style-name="ce1"/>
        <table:table-row table:style-name="ro1">
          <table:table-cell office:value-type="string" table:style-name="ce3">
            <text:p>name</text:p>
          </table:table-cell>
          <table:table-cell office:value-type="string" table:style-name="ce3">
            <text:p>content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Research Article Template</text:p>
          </table:table-cell>
          <table:table-cell office:value-type="string" table:style-name="ce2">
            <text:p>&lt;p&gt;&lt;strong&gt;Title:&lt;/strong&gt; [Your Research Article Title Here]&lt;/p&gt; &lt;p&gt;&lt;strong&gt;Abstract:&lt;/strong&gt;&lt;/p&gt; &lt;ul&gt; &lt;li&gt;Provide a brief summary of the research.&lt;/li&gt; &lt;li&gt;Highlight the main findings and significance.&lt;/li&gt; &lt;/ul&gt; &lt;p&gt;&lt;strong&gt;Introduction:&lt;/strong&gt;&lt;/p&gt; &lt;ul&gt; &lt;li&gt;Introduce the research question or problem.&lt;/li&gt; &lt;li&gt;Provide background information and context.&lt;/li&gt; &lt;li&gt;State the purpose and objectives of the research.&lt;/li&gt; &lt;/ul&gt; &lt;p&gt;&lt;strong&gt;Methods:&lt;/strong&gt;&lt;/p&gt; &lt;ul&gt; &lt;li&gt;Describe the research design and methodology.&lt;/li&gt; &lt;li&gt;Explain how data was collected and analyzed.&lt;/li&gt; &lt;li&gt;Mention any tools or materials used.&lt;/li&gt; &lt;/ul&gt; &lt;p&gt;&lt;strong&gt;Results:&lt;/strong&gt;&lt;/p&gt; &lt;ul&gt; &lt;li&gt;Present the main findings.&lt;/li&gt; &lt;li&gt;Use tables, charts, or graphs to illustrate data.&lt;/li&gt; &lt;li&gt;Provide a detailed analysis of the results.&lt;/li&gt; &lt;/ul&gt; &lt;p&gt;&lt;strong&gt;Discussion:&lt;/strong&gt;&lt;/p&gt; &lt;ul&gt; &lt;li&gt;Interpret the findings.&lt;/li&gt; &lt;li&gt;Discuss the implications or significance.&lt;/li&gt; &lt;li&gt;Compare with previous research.&lt;/li&gt; &lt;li&gt;Mention any limitations of the study.&lt;/li&gt; &lt;/ul&gt; &lt;p&gt;&lt;strong&gt;Conclusion:&lt;/strong&gt;&lt;/p&gt; &lt;ul&gt; &lt;li&gt;Summarize the main points.&lt;/li&gt; &lt;li&gt;Suggest future research directions.&lt;/li&gt; &lt;li&gt;End with a concluding statement.&lt;/li&gt; &lt;/ul&gt; &lt;p&gt;&lt;strong&gt;References:&lt;/strong&gt;&lt;/p&gt; &lt;ul&gt; &lt;li&gt;List all sources and references used in the article.&lt;/li&gt; &lt;/ul&gt;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Review Article Template</text:p>
          </table:table-cell>
          <table:table-cell office:value-type="string" table:style-name="ce2">
            <text:p>&lt;p&gt;&lt;strong&gt;Title:&lt;/strong&gt; [Your Review Article Title Here]&lt;/p&gt; &lt;p&gt;&lt;strong&gt;Introduction:&lt;/strong&gt;&lt;/p&gt; &lt;ul&gt; &lt;li&gt;Introduce the subject of the review (book, movie, product, etc.).&lt;/li&gt; &lt;li&gt;Provide some background information.&lt;/li&gt; &lt;/ul&gt; &lt;p&gt;&lt;strong&gt;Summary:&lt;/strong&gt;&lt;/p&gt; &lt;ul&gt; &lt;li&gt;Briefly summarize the content or features.&lt;/li&gt; &lt;li&gt;Mention key aspects or components.&lt;/li&gt; &lt;/ul&gt; &lt;p&gt;&lt;strong&gt;Body:&lt;/strong&gt;&lt;/p&gt; &lt;ol&gt; &lt;li&gt; &lt;p&gt;&lt;strong&gt;Aspect 1: [First Aspect Title]&lt;/strong&gt;&lt;/p&gt; &lt;ul&gt; &lt;li&gt;Discuss the first aspect in detail.&lt;/li&gt; &lt;li&gt;Provide your analysis and opinion.&lt;/li&gt; &lt;li&gt;Include examples or quotes.&lt;/li&gt; &lt;/ul&gt; &lt;/li&gt; &lt;li&gt; &lt;p&gt;&lt;strong&gt;Aspect 2: [Second Aspect Title]&lt;/strong&gt;&lt;/p&gt; &lt;ul&gt; &lt;li&gt;Discuss the second aspect in detail.&lt;/li&gt; &lt;li&gt;Provide your analysis and opinion.&lt;/li&gt; &lt;li&gt;Include examples or quotes.&lt;/li&gt; &lt;/ul&gt; &lt;/li&gt; &lt;li&gt; &lt;p&gt;&lt;strong&gt;Aspect 3: [Third Aspect Title]&lt;/strong&gt;&lt;/p&gt; &lt;ul&gt; &lt;li&gt;Discuss the third aspect in detail.&lt;/li&gt; &lt;li&gt;Provide your analysis and opinion.&lt;/li&gt; &lt;li&gt;Include examples or quotes.&lt;/li&gt; &lt;/ul&gt; &lt;/li&gt; &lt;/ol&gt; &lt;p&gt;&lt;strong&gt;Conclusion:&lt;/strong&gt;&lt;/p&gt; &lt;ul&gt; &lt;li&gt;Summarize your overall opinion or rating.&lt;/li&gt; &lt;li&gt;Highlight the strengths and weaknesses.&lt;/li&gt; &lt;li&gt;Recommend or not recommend to others.&lt;/li&gt; &lt;/ul&gt; &lt;p&gt;&lt;strong&gt;Call to Action:&lt;/strong&gt;&lt;/p&gt; &lt;ul&gt; &lt;li&gt;Invite readers to share their own opinions or reviews.&lt;/li&gt; &lt;/ul&gt;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Opinion Article Template</text:p>
          </table:table-cell>
          <table:table-cell office:value-type="string" table:style-name="ce2">
            <text:p>&lt;p&gt;&lt;strong&gt;Title:&lt;/strong&gt; [Your Opinion Article Title Here]&lt;/p&gt; &lt;p&gt;&lt;strong&gt;Introduction:&lt;/strong&gt;&lt;/p&gt; &lt;ul&gt; &lt;li&gt;Clearly state your opinion or thesis.&lt;/li&gt; &lt;li&gt;Provide some context or background information.&lt;/li&gt; &lt;/ul&gt; &lt;p&gt;&lt;strong&gt;Body:&lt;/strong&gt;&lt;/p&gt; &lt;ol&gt; &lt;li&gt; &lt;p&gt;&lt;strong&gt;Argument 1: [First Argument Title]&lt;/strong&gt;&lt;/p&gt; &lt;ul&gt; &lt;li&gt;Present your first main point.&lt;/li&gt; &lt;li&gt;Support with evidence, examples, or personal anecdotes.&lt;/li&gt; &lt;li&gt;Address potential counterarguments.&lt;/li&gt; &lt;/ul&gt; &lt;/li&gt; &lt;li&gt; &lt;p&gt;&lt;strong&gt;Argument 2: [Second Argument Title]&lt;/strong&gt;&lt;/p&gt; &lt;ul&gt; &lt;li&gt;Present your second main point.&lt;/li&gt; &lt;li&gt;Support with evidence, examples, or personal anecdotes.&lt;/li&gt; &lt;li&gt;Address potential counterarguments.&lt;/li&gt; &lt;/ul&gt; &lt;/li&gt; &lt;li&gt; &lt;p&gt;&lt;strong&gt;Argument 3: [Third Argument Title]&lt;/strong&gt;&lt;/p&gt; &lt;ul&gt; &lt;li&gt;Present your third main point.&lt;/li&gt; &lt;li&gt;Support with evidence, examples, or personal anecdotes.&lt;/li&gt; &lt;li&gt;Address potential counterarguments.&lt;/li&gt; &lt;/ul&gt; &lt;/li&gt; &lt;/ol&gt; &lt;p&gt;&lt;strong&gt;Conclusion:&lt;/strong&gt;&lt;/p&gt; &lt;ul&gt; &lt;li&gt;Summarize your main points.&lt;/li&gt; &lt;li&gt;Restate your opinion or thesis.&lt;/li&gt; &lt;li&gt;End with a call to action or a closing thought.&lt;/li&gt; &lt;/ul&gt; &lt;p&gt;&lt;strong&gt;Call to Action:&lt;/strong&gt;&lt;/p&gt; &lt;ul&gt; &lt;li&gt;Invite readers to share their thoughts or engage in a discussion&lt;/li&gt; &lt;/ul&gt;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Feature Article Template</text:p>
          </table:table-cell>
          <table:table-cell office:value-type="string" table:style-name="ce2">
            <text:p>&lt;p&gt;&lt;strong&gt;Title:&lt;/strong&gt; [Your Feature Article Title Here]&lt;/p&gt; &lt;p&gt;&lt;strong&gt;Introduction:&lt;/strong&gt;&lt;/p&gt; &lt;ul&gt; &lt;li&gt;Introduce the subject or main theme.&lt;/li&gt; &lt;li&gt;Use a hook to grab the reader&amp;rsquo;s attention.&lt;/li&gt; &lt;/ul&gt; &lt;p&gt;&lt;strong&gt;Body:&lt;/strong&gt;&lt;/p&gt; &lt;ol&gt; &lt;li&gt; &lt;p&gt;&lt;strong&gt;Section 1: [First Section Title]&lt;/strong&gt;&lt;/p&gt; &lt;ul&gt; &lt;li&gt;Provide detailed information or background.&lt;/li&gt; &lt;li&gt;Include quotes, anecdotes, or personal stories.&lt;/li&gt; &lt;li&gt;Use descriptive language to paint a vivid picture.&lt;/li&gt; &lt;/ul&gt; &lt;/li&gt; &lt;li&gt; &lt;p&gt;&lt;strong&gt;Section 2: [Second Section Title]&lt;/strong&gt;&lt;/p&gt; &lt;ul&gt; &lt;li&gt;Dive deeper into the topic.&lt;/li&gt; &lt;li&gt;Include interviews with experts or key figures.&lt;/li&gt; &lt;li&gt;Provide data or research findings.&lt;/li&gt; &lt;/ul&gt; &lt;/li&gt; &lt;li&gt; &lt;p&gt;&lt;strong&gt;Section 3: [Third Section Title]&lt;/strong&gt;&lt;/p&gt; &lt;ul&gt; &lt;li&gt;Discuss the broader implications or impact.&lt;/li&gt; &lt;li&gt;Present different perspectives or opinions.&lt;/li&gt; &lt;/ul&gt; &lt;/li&gt; &lt;/ol&gt; &lt;p&gt;&lt;strong&gt;Conclusion:&lt;/strong&gt;&lt;/p&gt; &lt;ul&gt; &lt;li&gt;Summarize the main points.&lt;/li&gt; &lt;li&gt;Reflect on the significance of the topic.&lt;/li&gt; &lt;li&gt;End with a thought-provoking statement or question.&lt;/li&gt; &lt;/ul&gt; &lt;p&gt;&lt;strong&gt;Call to Action:&lt;/strong&gt;&lt;/p&gt; &lt;ul&gt; &lt;li&gt;Encourage readers to reflect or take action.&lt;/li&gt; &lt;/ul&gt;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How-To Guide Blog Post</text:p>
          </table:table-cell>
          <table:table-cell office:value-type="string" table:style-name="ce2">
            <text:p>&lt;p&gt;&lt;strong&gt;Title:&lt;/strong&gt; How to [Achieve a Specific Goal]&lt;/p&gt; &lt;p&gt;&lt;strong&gt;Introduction:&lt;/strong&gt;&lt;/p&gt; &lt;ul&gt; &lt;li&gt;Introduce the problem or goal.&lt;/li&gt; &lt;li&gt;Explain why it&amp;rsquo;s important or beneficial.&lt;/li&gt; &lt;/ul&gt; &lt;p&gt;&lt;strong&gt;Step-by-Step Guide:&lt;/strong&gt;&lt;/p&gt; &lt;ol&gt; &lt;li&gt; &lt;p&gt;&lt;strong&gt;Step 1: [Step Title]&lt;/strong&gt;&lt;/p&gt; &lt;ul&gt; &lt;li&gt;Detailed instructions.&lt;/li&gt; &lt;li&gt;Tips or warnings.&lt;/li&gt; &lt;li&gt;Relevant images or screenshots.&lt;/li&gt; &lt;/ul&gt; &lt;/li&gt; &lt;li&gt; &lt;p&gt;&lt;strong&gt;Step 2: [Step Title]&lt;/strong&gt;&lt;/p&gt; &lt;ul&gt; &lt;li&gt;Detailed instructions.&lt;/li&gt; &lt;li&gt;Tips or warnings.&lt;/li&gt; &lt;li&gt;Relevant images or screenshots.&lt;/li&gt; &lt;/ul&gt; &lt;/li&gt; &lt;li&gt; &lt;p&gt;&lt;strong&gt;Step 3: [Step Title]&lt;/strong&gt;&lt;/p&gt; &lt;ul&gt; &lt;li&gt;Detailed instructions.&lt;/li&gt; &lt;li&gt;Tips or warnings.&lt;/li&gt; &lt;li&gt;Relevant images or screenshots.&lt;/li&gt; &lt;/ul&gt; &lt;/li&gt; &lt;/ol&gt; &lt;p&gt;&lt;strong&gt;Conclusion:&lt;/strong&gt;&lt;/p&gt; &lt;ul&gt; &lt;li&gt;Summarize the main points.&lt;/li&gt; &lt;li&gt;Encourage readers to take action.&lt;/li&gt; &lt;li&gt;Offer additional resources or next steps.&lt;/li&gt; &lt;/ul&gt; &lt;p&gt;&lt;strong&gt;Call to Action:&lt;/strong&gt;&lt;/p&gt; &lt;ul&gt; &lt;li&gt;Invite readers to share their results or ask questions in the comments&lt;/li&gt; &lt;/ul&gt;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Community Announcement Sharing Post Template</text:p>
          </table:table-cell>
          <table:table-cell office:value-type="string" table:style-name="ce2">
            <text:p>&lt;p&gt;&lt;strong&gt;Title:&lt;/strong&gt; Community Announcement: [Brief Description]&lt;/p&gt; &lt;p&gt;&lt;strong&gt;Introduction:&lt;/strong&gt;&lt;/p&gt; &lt;ul&gt; &lt;li&gt;&lt;strong&gt;Greeting:&lt;/strong&gt; [A warm greeting to the community]&lt;/li&gt; &lt;li&gt;&lt;strong&gt;Purpose:&lt;/strong&gt; [State the purpose of the announcement]&lt;/li&gt; &lt;/ul&gt; &lt;p&gt;&lt;strong&gt;Main Content:&lt;/strong&gt;&lt;/p&gt; &lt;ol&gt; &lt;li&gt; &lt;p&gt;&lt;strong&gt;Announcement 1: [Title]&lt;/strong&gt;&lt;/p&gt; &lt;ul&gt; &lt;li&gt;Details: [Explain the announcement in detail]&lt;/li&gt; &lt;li&gt;Importance: [Discuss why it&amp;rsquo;s important for the community]&lt;/li&gt; &lt;/ul&gt; &lt;/li&gt; &lt;li&gt; &lt;p&gt;&lt;strong&gt;Announcement 2: [Title]&lt;/strong&gt;&lt;/p&gt; &lt;ul&gt; &lt;li&gt;Details: [Explain the announcement in detail]&lt;/li&gt; &lt;li&gt;Importance: [Discuss why it&amp;rsquo;s important for the community]&lt;/li&gt; &lt;/ul&gt; &lt;/li&gt; &lt;li&gt; &lt;p&gt;&lt;strong&gt;Announcement 3: [Title]&lt;/strong&gt;&lt;/p&gt; &lt;ul&gt; &lt;li&gt;Details: [Explain the announcement in detail]&lt;/li&gt; &lt;li&gt;Importance: [Discuss why it&amp;rsquo;s important for the community]&lt;/li&gt; &lt;/ul&gt; &lt;/li&gt; &lt;/ol&gt; &lt;p&gt;&lt;strong&gt;Conclusion:&lt;/strong&gt;&lt;/p&gt; &lt;ul&gt; &lt;li&gt;&lt;strong&gt;Summary:&lt;/strong&gt; [Summarize the key points]&lt;/li&gt; &lt;li&gt;&lt;strong&gt;Call to Action:&lt;/strong&gt; [Encourage the community to participate or provide feedback]&lt;/li&gt; &lt;/ul&gt;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Announcement Post Template</text:p>
          </table:table-cell>
          <table:table-cell office:value-type="string" table:style-name="ce2">
            <text:p>&lt;p&gt;&lt;strong&gt;Title:&lt;/strong&gt; [Announcement Title]&lt;/p&gt; &lt;p&gt;&lt;strong&gt;Date:&lt;/strong&gt; [Date of Posting]&lt;/p&gt; &lt;p&gt;&lt;strong&gt;Introduction:&lt;/strong&gt;&lt;/p&gt; &lt;ul&gt; &lt;li&gt;Briefly introduce the announcement.&lt;/li&gt; &lt;li&gt;State the purpose and importance of the announcement.&lt;/li&gt; &lt;/ul&gt; &lt;p&gt;&lt;strong&gt;Body:&lt;/strong&gt;&lt;/p&gt; &lt;ol&gt; &lt;li&gt; &lt;p&gt;&lt;strong&gt;Key Information:&lt;/strong&gt;&lt;/p&gt; &lt;ul&gt; &lt;li&gt;&lt;strong&gt;Detail 1:&lt;/strong&gt; [Description]&lt;/li&gt; &lt;li&gt;&lt;strong&gt;Detail 2:&lt;/strong&gt; [Description]&lt;/li&gt; &lt;li&gt;&lt;strong&gt;Detail 3:&lt;/strong&gt; [Description]&lt;/li&gt; &lt;/ul&gt; &lt;/li&gt; &lt;li&gt; &lt;p&gt;&lt;strong&gt;Impact:&lt;/strong&gt;&lt;/p&gt; &lt;ul&gt; &lt;li&gt;Explain how this announcement affects students, faculty, or staff.&lt;/li&gt; &lt;li&gt;Include any necessary actions that need to be taken.&lt;/li&gt; &lt;/ul&gt; &lt;/li&gt; &lt;li&gt; &lt;p&gt;&lt;strong&gt;Additional Details:&lt;/strong&gt;&lt;/p&gt; &lt;ul&gt; &lt;li&gt;Provide any further information or context.&lt;/li&gt; &lt;li&gt;Include links to relevant resources or documents.&lt;/li&gt; &lt;/ul&gt; &lt;/li&gt; &lt;/ol&gt; &lt;p&gt;&lt;strong&gt;Conclusion:&lt;/strong&gt;&lt;/p&gt; &lt;ul&gt; &lt;li&gt;Summarize the key points.&lt;/li&gt; &lt;li&gt;Provide contact information for further inquiries.&lt;/li&gt; &lt;/ul&gt;</text:p>
          </table:table-cell>
          <table:table-cell table:number-columns-repeated="16382"/>
        </table:table-row>
        <table:table-row table:number-rows-repeated="104856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phpMyAdmin 5.2.0</meta:initial-creator>
    <dc:creator>ACER</dc:creator>
    <meta:creation-date>2024-06-17T07:21:22Z</meta:creation-date>
    <dc:date>2024-06-17T07:24:49Z</dc:date>
  </office:meta>
</office:document-meta>
</file>